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ADME</text:p>
      <text:p text:style-name="P2"><text:span text:style-name="T2">Benja</text:span>min Johnson</text:p>
      <text:p text:style-name="Standard"/>
      <text:list xml:id="list2256709068467853284" text:style-name="L1">
        <text:list-item>
          <text:p text:style-name="P1">I worked alone on this lab.</text:p>
        </text:list-item>
      </text:list>
      <text:p text:style-name="Standard"/>
      <text:list xml:id="list29468595" text:continue-numbering="true" text:style-name="L1">
        <text:list-item>
          <text:p text:style-name="P1">The first challenge was figuring out how to convert a string array to an int array. There were some good examples online that helped to solve that problem. The second challenge was the flip horizontally function. The primary solution was to make a copy of the array so I was not reassigning values as I was flipping. I also had to realize that I had to start further in the array because the first several values were occupied by the heading. In addition, I had to step through an example to figure out how to reassign pixels in the correct order.</text:p>
        </text:list-item>
      </text:list>
      <text:p text:style-name="Standard"/>
      <text:list xml:id="list29471780" text:continue-numbering="true" text:style-name="L1">
        <text:list-item>
          <text:p text:style-name="P1">The lab was too long in my opinion. I don't have a lot of time to be tinkering with code for an undergrad, prerequisite class, especially when we also have to deal with IC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09:26:58.09</meta:creation-date>
    <meta:document-statistic meta:table-count="0" meta:image-count="0" meta:object-count="0" meta:page-count="1" meta:paragraph-count="5" meta:word-count="146" meta:character-count="774"/>
    <dc:date>2013-08-30T09:32:51.98</dc:date>
    <meta:editing-duration>PT5M56S</meta:editing-duration>
    <meta:editing-cycles>1</meta:editing-cycles>
    <meta:generator>OpenOffice.org/3.4.1$Win32 OpenOffice.org_project/341m1$Build-9593</meta:generator>
  </office:meta>
</office:document-meta>
</file>